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17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2" table:default-cell-style-name="Default"/>
        <table:table-row table:style-name="ro1">
          <table:table-cell/>
          <table:table-cell office:value-type="string">
            <text:p>Param Se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Param Se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e</text:p>
          </table:table-cell>
          <table:table-cell office:value-type="string">
            <text:p>NSC</text:p>
          </table:table-cell>
          <table:table-cell table:number-columns-repeated="7"/>
          <table:table-cell office:value-type="string">
            <text:p>NSC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-0.69496499">
            <text:p>-0.69496499</text:p>
          </table:table-cell>
          <table:table-cell office:value-type="float" office:value="-0.42884367">
            <text:p>-0.42884367</text:p>
          </table:table-cell>
          <table:table-cell office:value-type="float" office:value="-0.50217832">
            <text:p>-0.50217832</text:p>
          </table:table-cell>
          <table:table-cell office:value-type="float" office:value="-0.40857147">
            <text:p>-0.40857147</text:p>
          </table:table-cell>
          <table:table-cell office:value-type="float" office:value="-0.32210383">
            <text:p>-0.32210383</text:p>
          </table:table-cell>
          <table:table-cell office:value-type="float" office:value="-2.29829916">
            <text:p>-2.29829916</text:p>
          </table:table-cell>
          <table:table-cell table:number-columns-repeated="2"/>
          <table:table-cell office:value-type="float" office:value="-0.82636042">
            <text:p>-0.82636042</text:p>
          </table:table-cell>
          <table:table-cell office:value-type="float" office:value="-0.61526552">
            <text:p>-0.61526552</text:p>
          </table:table-cell>
          <table:table-cell office:value-type="float" office:value="-1.4141508">
            <text:p>-1.4141508</text:p>
          </table:table-cell>
          <table:table-cell office:value-type="float" office:value="-1.0302859">
            <text:p>-1.0302859</text:p>
          </table:table-cell>
          <table:table-cell office:value-type="float" office:value="-0.76216889">
            <text:p>-0.76216889</text:p>
          </table:table-cell>
          <table:table-cell office:value-type="float" office:value="-1.67168087">
            <text:p>-1.6716808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-1.17135777">
            <text:p>-1.17135777</text:p>
          </table:table-cell>
          <table:table-cell office:value-type="float" office:value="-0.52324934">
            <text:p>-0.52324934</text:p>
          </table:table-cell>
          <table:table-cell office:value-type="float" office:value="-1.70829273">
            <text:p>-1.70829273</text:p>
          </table:table-cell>
          <table:table-cell office:value-type="float" office:value="-0.92732451">
            <text:p>-0.92732451</text:p>
          </table:table-cell>
          <table:table-cell office:value-type="float" office:value="-0.21641557">
            <text:p>-0.21641557</text:p>
          </table:table-cell>
          <table:table-cell office:value-type="float" office:value="-1.54880536">
            <text:p>-1.54880536</text:p>
          </table:table-cell>
          <table:table-cell table:number-columns-repeated="2"/>
          <table:table-cell office:value-type="float" office:value="-1.10163873">
            <text:p>-1.10163873</text:p>
          </table:table-cell>
          <table:table-cell office:value-type="float" office:value="-0.61179539">
            <text:p>-0.61179539</text:p>
          </table:table-cell>
          <table:table-cell office:value-type="float" office:value="-1.0501605">
            <text:p>-1.0501605</text:p>
          </table:table-cell>
          <table:table-cell office:value-type="float" office:value="-0.62558578">
            <text:p>-0.62558578</text:p>
          </table:table-cell>
          <table:table-cell office:value-type="float" office:value="-0.55427054">
            <text:p>-0.55427054</text:p>
          </table:table-cell>
          <table:table-cell office:value-type="float" office:value="-0.2483309">
            <text:p>-0.2483309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-1.1789176">
            <text:p>-1.1789176</text:p>
          </table:table-cell>
          <table:table-cell office:value-type="float" office:value="-0.9383111">
            <text:p>-0.9383111</text:p>
          </table:table-cell>
          <table:table-cell office:value-type="float" office:value="-3.40409451">
            <text:p>-3.40409451</text:p>
          </table:table-cell>
          <table:table-cell office:value-type="float" office:value="-1.1505755">
            <text:p>-1.1505755</text:p>
          </table:table-cell>
          <table:table-cell office:value-type="float" office:value="-1.59722472">
            <text:p>-1.59722472</text:p>
          </table:table-cell>
          <table:table-cell office:value-type="float" office:value="-1.10952191">
            <text:p>-1.10952191</text:p>
          </table:table-cell>
          <table:table-cell table:number-columns-repeated="2"/>
          <table:table-cell office:value-type="float" office:value="-0.67277002">
            <text:p>-0.67277002</text:p>
          </table:table-cell>
          <table:table-cell office:value-type="float" office:value="-1.01338878">
            <text:p>-1.01338878</text:p>
          </table:table-cell>
          <table:table-cell office:value-type="float" office:value="-2.30187379">
            <text:p>-2.30187379</text:p>
          </table:table-cell>
          <table:table-cell office:value-type="float" office:value="-0.53167098">
            <text:p>-0.53167098</text:p>
          </table:table-cell>
          <table:table-cell office:value-type="float" office:value="-2.85816896">
            <text:p>-2.85816896</text:p>
          </table:table-cell>
          <table:table-cell office:value-type="float" office:value="-2.57507686">
            <text:p>-2.57507686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-0.09924593">
            <text:p>-0.09924593</text:p>
          </table:table-cell>
          <table:table-cell office:value-type="float" office:value="-0.68379581">
            <text:p>-0.68379581</text:p>
          </table:table-cell>
          <table:table-cell office:value-type="float" office:value="-0.19834149">
            <text:p>-0.19834149</text:p>
          </table:table-cell>
          <table:table-cell office:value-type="float" office:value="-0.83499421">
            <text:p>-0.83499421</text:p>
          </table:table-cell>
          <table:table-cell office:value-type="float" office:value="-0.80750071">
            <text:p>-0.80750071</text:p>
          </table:table-cell>
          <table:table-cell office:value-type="float" office:value="-1.12870823">
            <text:p>-1.12870823</text:p>
          </table:table-cell>
          <table:table-cell table:number-columns-repeated="2"/>
          <table:table-cell office:value-type="float" office:value="-0.02845163">
            <text:p>-0.02845163</text:p>
          </table:table-cell>
          <table:table-cell office:value-type="float" office:value="-0.71581452">
            <text:p>-0.71581452</text:p>
          </table:table-cell>
          <table:table-cell office:value-type="float" office:value="0">
            <text:p>0</text:p>
          </table:table-cell>
          <table:table-cell office:value-type="float" office:value="-0.5875384">
            <text:p>-0.5875384</text:p>
          </table:table-cell>
          <table:table-cell office:value-type="float" office:value="-0.30891791">
            <text:p>-0.30891791</text:p>
          </table:table-cell>
          <table:table-cell office:value-type="float" office:value="-1.07375362">
            <text:p>-1.07375362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-0.64575386">
            <text:p>-0.64575386</text:p>
          </table:table-cell>
          <table:table-cell office:value-type="float" office:value="-1.05470033">
            <text:p>-1.05470033</text:p>
          </table:table-cell>
          <table:table-cell office:value-type="float" office:value="-1.92394249">
            <text:p>-1.92394249</text:p>
          </table:table-cell>
          <table:table-cell office:value-type="float" office:value="-1.60869157">
            <text:p>-1.60869157</text:p>
          </table:table-cell>
          <table:table-cell office:value-type="float" office:value="-2.11593593">
            <text:p>-2.11593593</text:p>
          </table:table-cell>
          <table:table-cell office:value-type="float" office:value="-1.52184919">
            <text:p>-1.52184919</text:p>
          </table:table-cell>
          <table:table-cell table:number-columns-repeated="2"/>
          <table:table-cell office:value-type="float" office:value="-0.92627087">
            <text:p>-0.92627087</text:p>
          </table:table-cell>
          <table:table-cell office:value-type="float" office:value="-0.78215775">
            <text:p>-0.78215775</text:p>
          </table:table-cell>
          <table:table-cell office:value-type="float" office:value="-4.40714553">
            <text:p>-4.40714553</text:p>
          </table:table-cell>
          <table:table-cell office:value-type="float" office:value="-3.13791308">
            <text:p>-3.13791308</text:p>
          </table:table-cell>
          <table:table-cell office:value-type="float" office:value="-1.00210455">
            <text:p>-1.00210455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3:.C7])" office:value-type="float" office:value="-0.75804803">
            <text:p>-0.75804803</text:p>
          </table:table-cell>
          <table:table-cell table:formula="of:=AVERAGE([.D3:.D7])" office:value-type="float" office:value="-0.72578005">
            <text:p>-0.72578005</text:p>
          </table:table-cell>
          <table:table-cell table:formula="of:=AVERAGE([.E3:.E7])" office:value-type="float" office:value="-1.547369908">
            <text:p>-1.547369908</text:p>
          </table:table-cell>
          <table:table-cell table:formula="of:=AVERAGE([.F3:.F7])" office:value-type="float" office:value="-0.986031452">
            <text:p>-0.986031452</text:p>
          </table:table-cell>
          <table:table-cell table:formula="of:=AVERAGE([.G3:.G7])" office:value-type="float" office:value="-1.011836152">
            <text:p>-1.011836152</text:p>
          </table:table-cell>
          <table:table-cell table:formula="of:=AVERAGE([.H3:.H7])" office:value-type="float" office:value="-1.52143677">
            <text:p>-1.52143677</text:p>
          </table:table-cell>
          <table:table-cell table:number-columns-repeated="2"/>
          <table:table-cell table:formula="of:=AVERAGE([.K3:.K7])" office:value-type="float" office:value="-0.711098334">
            <text:p>-0.711098334</text:p>
          </table:table-cell>
          <table:table-cell table:style-name="ce2" table:formula="of:=AVERAGE([.L3:.L7])" office:value-type="float" office:value="-0.747684392">
            <text:p>-0.747684392</text:p>
          </table:table-cell>
          <table:table-cell table:formula="of:=AVERAGE([.M3:.M7])" office:value-type="float" office:value="-1.834666124">
            <text:p>-1.834666124</text:p>
          </table:table-cell>
          <table:table-cell table:formula="of:=AVERAGE([.N3:.N7])" office:value-type="float" office:value="-1.182598828">
            <text:p>-1.182598828</text:p>
          </table:table-cell>
          <table:table-cell table:formula="of:=AVERAGE([.O3:.O7])" office:value-type="float" office:value="-1.09712617">
            <text:p>-1.09712617</text:p>
          </table:table-cell>
          <table:table-cell table:formula="of:=AVERAGE([.P3:.P7])" office:value-type="float" office:value="-1.11376845">
            <text:p>-1.11376845</text:p>
          </table:table-cell>
        </table:table-row>
        <table:table-row table:style-name="ro1">
          <table:table-cell/>
          <table:table-cell office:value-type="string">
            <text:p>ST DEV</text:p>
          </table:table-cell>
          <table:table-cell table:formula="of:=STDEV([.C3:.C7])" office:value-type="float" office:value="0.446812542809312">
            <text:p>0.4468125428</text:p>
          </table:table-cell>
          <table:table-cell table:formula="of:=STDEV([.D3:.D7])" office:value-type="float" office:value="0.266603908672757">
            <text:p>0.2666039087</text:p>
          </table:table-cell>
          <table:table-cell table:formula="of:=STDEV([.E3:.E7])" office:value-type="float" office:value="1.27744201825603">
            <text:p>1.2774420183</text:p>
          </table:table-cell>
          <table:table-cell table:formula="of:=STDEV([.F3:.F7])" office:value-type="float" office:value="0.440028166882928">
            <text:p>0.4400281669</text:p>
          </table:table-cell>
          <table:table-cell table:formula="of:=STDEV([.G3:.G7])" office:value-type="float" office:value="0.823391408514627">
            <text:p>0.8233914085</text:p>
          </table:table-cell>
          <table:table-cell table:formula="of:=STDEV([.H3:.H7])" office:value-type="float" office:value="0.481708921659312">
            <text:p>0.4817089217</text:p>
          </table:table-cell>
          <table:table-cell table:number-columns-repeated="2"/>
          <table:table-cell table:formula="of:=STDEV([.K3:.K7])" office:value-type="float" office:value="0.412183803588195">
            <text:p>0.4121838036</text:p>
          </table:table-cell>
          <table:table-cell table:style-name="ce2" table:formula="of:=STDEV([.L3:.L7])" office:value-type="float" office:value="0.164926878859887">
            <text:p>0.1649268789</text:p>
          </table:table-cell>
          <table:table-cell table:formula="of:=STDEV([.M3:.M7])" office:value-type="float" office:value="1.6578762993528">
            <text:p>1.6578762994</text:p>
          </table:table-cell>
          <table:table-cell table:formula="of:=STDEV([.N3:.N7])" office:value-type="float" office:value="1.11068903884323">
            <text:p>1.1106890388</text:p>
          </table:table-cell>
          <table:table-cell table:formula="of:=STDEV([.O3:.O7])" office:value-type="float" office:value="1.01716047063115">
            <text:p>1.0171604706</text:p>
          </table:table-cell>
          <table:table-cell table:formula="of:=STDEV([.P3:.P7])" office:value-type="float" office:value="1.05329863254828">
            <text:p>1.05329863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NSC Rank</text:p>
          </table:table-cell>
          <table:table-cell table:number-columns-repeated="7"/>
          <table:table-cell office:value-type="string">
            <text:p>NSC Ran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14:.C18])" office:value-type="float" office:value="3">
            <text:p>3</text:p>
          </table:table-cell>
          <table:table-cell table:formula="of:=AVERAGE([.D14:.D18])" office:value-type="float" office:value="2.2">
            <text:p>2.2</text:p>
          </table:table-cell>
          <table:table-cell table:formula="of:=AVERAGE([.E14:.E18])" office:value-type="float" office:value="4.6">
            <text:p>4.6</text:p>
          </table:table-cell>
          <table:table-cell table:formula="of:=AVERAGE([.F14:.F18])" office:value-type="float" office:value="3.4">
            <text:p>3.4</text:p>
          </table:table-cell>
          <table:table-cell table:formula="of:=AVERAGE([.G14:.G18])" office:value-type="float" office:value="3.4">
            <text:p>3.4</text:p>
          </table:table-cell>
          <table:table-cell table:formula="of:=AVERAGE([.H14:.H18])" office:value-type="float" office:value="4.4">
            <text:p>4.4</text:p>
          </table:table-cell>
          <table:table-cell table:number-columns-repeated="2"/>
          <table:table-cell table:formula="of:=AVERAGE([.K14:.K18])" office:value-type="float" office:value="3.2">
            <text:p>3.2</text:p>
          </table:table-cell>
          <table:table-cell table:style-name="ce1" table:formula="of:=AVERAGE([.L14:.L18])" office:value-type="float" office:value="2.8">
            <text:p>2.8</text:p>
          </table:table-cell>
          <table:table-cell table:formula="of:=AVERAGE([.M14:.M18])" office:value-type="float" office:value="4.2">
            <text:p>4.2</text:p>
          </table:table-cell>
          <table:table-cell table:formula="of:=AVERAGE([.N14:.N18])" office:value-type="float" office:value="3.6">
            <text:p>3.6</text:p>
          </table:table-cell>
          <table:table-cell table:formula="of:=AVERAGE([.O14:.O18])" office:value-type="float" office:value="3.4">
            <text:p>3.4</text:p>
          </table:table-cell>
          <table:table-cell table:formula="of:=AVERAGE([.P14:.P18])" office:value-type="float" office:value="3.8">
            <text:p>3.8</text:p>
          </table:table-cell>
        </table:table-row>
        <table:table-row table:style-name="ro1">
          <table:table-cell/>
          <table:table-cell office:value-type="string">
            <text:p>ST DEV</text:p>
          </table:table-cell>
          <table:table-cell table:formula="of:=STDEV([.C14:.C18])" office:value-type="float" office:value="1.87082869338697">
            <text:p>1.8708286934</text:p>
          </table:table-cell>
          <table:table-cell table:formula="of:=STDEV([.D14:.D18])" office:value-type="float" office:value="0.836660026534076">
            <text:p>0.8366600265</text:p>
          </table:table-cell>
          <table:table-cell table:formula="of:=STDEV([.E14:.E18])" office:value-type="float" office:value="1.67332005306815">
            <text:p>1.6733200531</text:p>
          </table:table-cell>
          <table:table-cell table:formula="of:=STDEV([.F14:.F18])" office:value-type="float" office:value="1.14017542509914">
            <text:p>1.1401754251</text:p>
          </table:table-cell>
          <table:table-cell table:formula="of:=STDEV([.G14:.G18])" office:value-type="float" office:value="2.30217288664427">
            <text:p>2.3021728866</text:p>
          </table:table-cell>
          <table:table-cell table:formula="of:=STDEV([.H14:.H18])" office:value-type="float" office:value="1.8165902124585">
            <text:p>1.8165902125</text:p>
          </table:table-cell>
          <table:table-cell table:number-columns-repeated="2"/>
          <table:table-cell table:formula="of:=STDEV([.K14:.K18])" office:value-type="float" office:value="1.6431676725155">
            <text:p>1.6431676725</text:p>
          </table:table-cell>
          <table:table-cell table:style-name="ce1" table:formula="of:=STDEV([.L14:.L18])" office:value-type="float" office:value="1.48323969741913">
            <text:p>1.4832396974</text:p>
          </table:table-cell>
          <table:table-cell table:formula="of:=STDEV([.M14:.M18])" office:value-type="float" office:value="1.92353840616713">
            <text:p>1.9235384062</text:p>
          </table:table-cell>
          <table:table-cell table:formula="of:=STDEV([.N14:.N18])" office:value-type="float" office:value="1.51657508881031">
            <text:p>1.5165750888</text:p>
          </table:table-cell>
          <table:table-cell table:formula="of:=STDEV([.O14:.O18])" office:value-type="float" office:value="1.67332005306815">
            <text:p>1.6733200531</text:p>
          </table:table-cell>
          <table:table-cell table:formula="of:=STDEV([.P14:.P18])" office:value-type="float" office:value="2.58843582110896">
            <text:p>2.5884358211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12/05/2013</text:date>, <text:time>16:3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5:25:23</meta:creation-date>
    <dc:date>2013-10-17T10:23:09</dc:date>
    <meta:editing-duration>P1DT5H55M29S</meta:editing-duration>
    <meta:editing-cycles>85</meta:editing-cycles>
    <meta:generator>OpenOffice.org/3.4.1$Unix OpenOffice.org_project/341m1$Build-9593</meta:generator>
    <meta:document-statistic meta:table-count="3" meta:cell-count="201" meta:object-count="0"/>
  </office:meta>
</office:document-meta>
</file>